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000000A28CF814835C59578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4f9e" draw:textarea-horizontal-align="justify" draw:textarea-vertical-align="middle" draw:auto-grow-height="false" fo:min-height="0.803cm" fo:min-width="1.982cm"/>
    </style:style>
    <style:style style:name="gr3" style:family="graphic" style:parent-style-name="standard">
      <style:graphic-properties draw:stroke="none" draw:fill-color="#004f9e" draw:textarea-horizontal-align="justify" draw:textarea-vertical-align="middle" draw:auto-grow-height="false" fo:min-height="1.645cm" fo:min-width="0.132cm"/>
    </style:style>
    <style:style style:name="gr4" style:family="graphic" style:parent-style-name="standard">
      <style:graphic-properties draw:stroke="none" draw:fill-color="#0062c4" draw:textarea-horizontal-align="justify" draw:textarea-vertical-align="middle" draw:auto-grow-height="false" fo:min-height="0.592cm" fo:min-width="0cm"/>
    </style:style>
    <style:style style:name="gr5" style:family="graphic" style:parent-style-name="standard">
      <style:graphic-properties draw:stroke="none" draw:fill-color="#0062c4" draw:textarea-horizontal-align="justify" draw:textarea-vertical-align="middle" draw:auto-grow-height="false" fo:min-height="0cm" fo:min-width="1.116cm"/>
    </style:style>
    <style:style style:name="gr6" style:family="graphic" style:parent-style-name="standard">
      <style:graphic-properties draw:stroke="none" draw:fill-color="#0062c4" draw:textarea-horizontal-align="justify" draw:textarea-vertical-align="middle" draw:auto-grow-height="false" fo:min-height="0.297cm" fo:min-width="0cm"/>
    </style:style>
    <style:style style:name="gr7" style:family="graphic" style:parent-style-name="standard">
      <style:graphic-properties draw:stroke="none" draw:fill-color="#0062c4" draw:textarea-horizontal-align="justify" draw:textarea-vertical-align="middle" draw:auto-grow-height="false" fo:min-height="0cm" fo:min-width="1.486cm"/>
    </style:style>
    <style:style style:name="gr8" style:family="graphic" style:parent-style-name="standard">
      <style:graphic-properties draw:stroke="none" draw:fill-color="#0062c4" draw:textarea-horizontal-align="justify" draw:textarea-vertical-align="middle" draw:auto-grow-height="false" fo:min-height="0.292cm" fo:min-width="0cm"/>
    </style:style>
    <style:style style:name="gr9" style:family="graphic" style:parent-style-name="standard">
      <style:graphic-properties draw:stroke="none" draw:fill-color="#004f9e" draw:textarea-horizontal-align="justify" draw:textarea-vertical-align="middle" draw:auto-grow-height="false" fo:min-height="0.204cm" fo:min-width="0.193cm"/>
    </style:style>
    <style:style style:name="gr10" style:family="graphic" style:parent-style-name="standard">
      <style:graphic-properties draw:stroke="none" draw:fill-color="#0062c4" draw:textarea-horizontal-align="justify" draw:textarea-vertical-align="middle" draw:auto-grow-height="false" fo:min-height="0cm" fo:min-width="0.448cm"/>
    </style:style>
    <style:style style:name="gr11" style:family="graphic" style:parent-style-name="standard">
      <style:graphic-properties draw:stroke="none" draw:fill-color="#0062c4" draw:textarea-horizontal-align="justify" draw:textarea-vertical-align="middle" draw:auto-grow-height="false" fo:min-height="0.145cm" fo:min-width="0cm"/>
    </style:style>
    <style:style style:name="gr12" style:family="graphic" style:parent-style-name="standard">
      <style:graphic-properties draw:stroke="none" draw:fill-color="#5d5d00" draw:textarea-vertical-align="middle"/>
    </style:style>
    <style:style style:name="gr13" style:family="graphic" style:parent-style-name="standard">
      <style:graphic-properties draw:stroke="none" draw:fill-color="#004f9e" draw:textarea-horizontal-align="justify" draw:textarea-vertical-align="middle" draw:auto-grow-height="false" fo:min-height="0.049cm" fo:min-width="0cm"/>
    </style:style>
    <style:style style:name="gr14" style:family="graphic" style:parent-style-name="standard">
      <style:graphic-properties draw:stroke="none" draw:fill-color="#c46200" draw:textarea-horizontal-align="justify" draw:textarea-vertical-align="middle" draw:auto-grow-height="false" fo:min-height="0cm" fo:min-width="0.19cm"/>
    </style:style>
    <style:style style:name="gr15" style:family="graphic" style:parent-style-name="standard">
      <style:graphic-properties draw:stroke="none" draw:fill-color="#c46200" draw:textarea-horizontal-align="justify" draw:textarea-vertical-align="middle" draw:auto-grow-height="false" fo:min-height="0cm" fo:min-width="0.189cm"/>
    </style:style>
    <style:style style:name="gr16" style:family="graphic" style:parent-style-name="standard">
      <style:graphic-properties draw:stroke="none" draw:fill-color="#0062c4" draw:textarea-vertical-align="middle" draw:auto-grow-height="false" fo:min-height="0.077cm"/>
    </style:style>
    <style:style style:name="gr17" style:family="graphic" style:parent-style-name="standard">
      <style:graphic-properties draw:stroke="none" draw:fill-color="#004f9e" draw:textarea-horizontal-align="justify" draw:textarea-vertical-align="middle" draw:auto-grow-height="false" fo:min-height="0.297cm" fo:min-width="0cm"/>
    </style:style>
    <style:style style:name="gr18" style:family="graphic" style:parent-style-name="standard">
      <style:graphic-properties draw:stroke="none" draw:fill-color="#5d5d00" draw:textarea-horizontal-align="justify" draw:textarea-vertical-align="middle" draw:auto-grow-height="true" fo:min-height="0cm" fo:min-width="0cm"/>
    </style:style>
    <style:style style:name="gr19" style:family="graphic" style:parent-style-name="standard">
      <style:graphic-properties draw:stroke="none" draw:fill-color="#7c7c00" draw:textarea-horizontal-align="justify" draw:textarea-vertical-align="middle" draw:auto-grow-height="false" fo:min-height="0cm" fo:min-width="0.974cm"/>
    </style:style>
    <style:style style:name="gr20" style:family="graphic" style:parent-style-name="standard">
      <style:graphic-properties draw:stroke="none" draw:fill-color="#c46200" draw:textarea-horizontal-align="justify" draw:textarea-vertical-align="middle" draw:auto-grow-height="false" fo:min-height="0.361cm" fo:min-width="0.189cm"/>
    </style:style>
    <style:style style:name="gr21" style:family="graphic" style:parent-style-name="standard">
      <style:graphic-properties draw:stroke="none" draw:fill-color="#004f9e" draw:textarea-horizontal-align="justify" draw:textarea-vertical-align="middle" draw:auto-grow-height="false" fo:min-height="0.07cm" fo:min-width="0.039cm"/>
    </style:style>
    <style:style style:name="gr22" style:family="graphic" style:parent-style-name="standard">
      <style:graphic-properties draw:stroke="none" draw:fill-color="#0062c4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draw:fill-color="#0062c4" draw:textarea-horizontal-align="justify" draw:textarea-vertical-align="middle" draw:auto-grow-height="false" fo:min-height="0.025cm" fo:min-width="0cm"/>
    </style:style>
    <style:style style:name="gr24" style:family="graphic" style:parent-style-name="standard">
      <style:graphic-properties draw:stroke="none" draw:fill-color="#0062c4" draw:textarea-horizontal-align="justify" draw:textarea-vertical-align="middle" draw:auto-grow-height="false" fo:min-height="0.049cm" fo:min-width="0cm"/>
    </style:style>
    <style:style style:name="gr25" style:family="graphic" style:parent-style-name="objectwithoutfill">
      <style:graphic-properties svg:stroke-width="0.01cm" svg:stroke-color="#0062c4" draw:marker-start-width="0.203cm" draw:marker-end-width="0.203cm" draw:fill="none" draw:textarea-vertical-align="middle" fo:padding-top="0.13cm" fo:padding-bottom="0.13cm" fo:padding-left="0.255cm" fo:padding-right="0.255cm"/>
    </style:style>
    <style:style style:name="gr26" style:family="graphic" style:parent-style-name="standard">
      <style:graphic-properties draw:stroke="none" draw:fill-color="#0062c4" draw:textarea-horizontal-align="justify" draw:textarea-vertical-align="middle" draw:auto-grow-height="false" fo:min-height="0.026cm" fo:min-width="0cm"/>
    </style:style>
    <style:style style:name="gr27" style:family="graphic" style:parent-style-name="standard">
      <style:graphic-properties draw:stroke="none" draw:fill-color="#004f9e" draw:textarea-horizontal-align="justify" draw:textarea-vertical-align="middle" draw:auto-grow-height="false" fo:min-height="0.205cm" fo:min-width="0.193cm"/>
    </style:style>
    <style:style style:name="gr28" style:family="graphic" style:parent-style-name="standard">
      <style:graphic-properties draw:stroke="none" draw:fill-color="#009e4f" draw:textarea-horizontal-align="justify" draw:textarea-vertical-align="middle" draw:auto-grow-height="false" fo:min-height="0cm" fo:min-width="0.047cm"/>
    </style:style>
    <style:style style:name="gr29" style:family="graphic" style:parent-style-name="standard">
      <style:graphic-properties draw:stroke="none" draw:fill-color="#009e4f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stroke="dash" draw:stroke-dash="Ultrafine_20_Dashed" svg:stroke-color="#00c462" draw:fill="none" draw:textarea-vertical-align="middle"/>
    </style:style>
    <style:style style:name="gr3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75cm" fo:padding-bottom="0.075cm" fo:padding-left="0.2cm" fo:padding-right="0.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75cm" fo:padding-bottom="0.075cm" fo:padding-left="0.2cm" fo:padding-right="0.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75cm" fo:padding-bottom="0.075cm" fo:padding-left="0.2cm" fo:padding-right="0.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75cm" fo:padding-bottom="0.075cm" fo:padding-left="0.2cm" fo:padding-right="0.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75cm" fo:padding-bottom="0.075cm" fo:padding-left="0.2cm" fo:padding-right="0.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75cm" fo:padding-bottom="0.075cm" fo:padding-left="0.2cm" fo:padding-right="0.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75cm" fo:padding-bottom="0.075cm" fo:padding-left="0.2cm" fo:padding-right="0.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75cm" fo:padding-bottom="0.075cm" fo:padding-left="0.2cm" fo:padding-right="0.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25cm" fo:padding-bottom="0.025cm" fo:padding-left="0.15cm" fo:padding-right="0.1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75cm" fo:padding-bottom="0.075cm" fo:padding-left="0.2cm" fo:padding-right="0.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>
      <style:graphic-properties draw:stroke="none" draw:fill-color="#000058" draw:textarea-horizontal-align="justify" draw:textarea-vertical-align="top" draw:auto-grow-height="false" fo:min-height="4.957cm" fo:min-width="14.613cm"/>
      <style:paragraph-properties style:writing-mode="lr-tb"/>
    </style:style>
    <style:style style:name="gr126" style:family="graphic" style:parent-style-name="standard">
      <style:graphic-properties draw:stroke="none" draw:fill-color="#ffffff" draw:textarea-vertical-align="middle"/>
    </style:style>
    <style:style style:name="gr127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8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9" style:family="graphic" style:parent-style-name="objectwithoutfill">
      <style:graphic-properties svg:stroke-width="0.106cm" svg:stroke-color="#0000b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0" style:family="graphic" style:parent-style-name="standard">
      <style:graphic-properties draw:stroke="none" draw:fill-color="#009e4f" draw:textarea-horizontal-align="justify" draw:textarea-vertical-align="middle" draw:auto-grow-height="false" fo:min-height="0cm" fo:min-width="0.1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  <style:paragraph-properties style:writing-mode="lr-tb"/>
    </style:style>
    <style:style style:name="gr132" style:family="graphic" style:parent-style-name="standard">
      <style:graphic-properties draw:stroke="none" draw:fill-color="#004f9e" draw:textarea-horizontal-align="justify" draw:textarea-vertical-align="middle" draw:auto-grow-height="false" fo:min-height="0cm" fo:min-width="0.1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/>
      <style:paragraph-properties style:writing-mode="lr-tb"/>
    </style:style>
    <style:style style:name="gr134" style:family="graphic" style:parent-style-name="standard">
      <style:graphic-properties draw:stroke="none" draw:fill-color="#c46200" draw:textarea-horizontal-align="justify" draw:textarea-vertical-align="middle" draw:auto-grow-height="false" fo:min-height="0cm" fo:min-width="0.1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8" style:family="graphic" style:parent-style-name="objectwithoutfill">
      <style:graphic-properties draw:marker-end="Arrow" draw:marker-end-width="0.3cm" draw:fill="none" draw:textarea-vertical-align="middle"/>
    </style:style>
    <style:style style:name="gr139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fo:min-height="0.441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4f9e"/>
      <style:paragraph-properties fo:text-align="center"/>
    </style:style>
    <style:style style:name="P3" style:family="paragraph">
      <loext:graphic-properties draw:fill-color="#0062c4"/>
      <style:paragraph-properties fo:text-align="center"/>
    </style:style>
    <style:style style:name="P4" style:family="paragraph">
      <loext:graphic-properties draw:fill-color="#5d5d00"/>
      <style:paragraph-properties fo:text-align="center"/>
    </style:style>
    <style:style style:name="P5" style:family="paragraph">
      <loext:graphic-properties draw:fill-color="#c46200"/>
      <style:paragraph-properties fo:text-align="center"/>
    </style:style>
    <style:style style:name="P6" style:family="paragraph">
      <loext:graphic-properties draw:fill-color="#7c7c00"/>
      <style:paragraph-properties fo:text-align="center"/>
    </style:style>
    <style:style style:name="P7" style:family="paragraph">
      <loext:graphic-properties draw:fill-color="#009e4f"/>
      <style:paragraph-properties fo:text-align="center"/>
    </style:style>
    <style:style style:name="P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text-align="start"/>
    </style:style>
    <style:style style:name="P21" style:family="paragraph">
      <loext:graphic-properties draw:fill-color="#000058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0pt"/>
    </style:style>
    <style:style style:name="P24" style:family="paragraph">
      <style:text-properties fo:font-size="12pt"/>
    </style:style>
    <style:style style:name="P25" style:family="paragraph">
      <loext:graphic-properties draw:fill="none" draw:fill-color="#ffffff"/>
      <style:text-properties fo:font-size="12pt"/>
    </style:style>
    <style:style style:name="P26" style:family="paragraph">
      <style:paragraph-properties fo:line-height="100%" fo:text-align="start"/>
      <style:text-properties fo:font-size="12pt"/>
    </style:style>
    <style:style style:name="P27" style:family="paragraph">
      <loext:graphic-properties draw:fill="none" draw:fill-color="#ffffff"/>
      <style:paragraph-properties fo:line-height="100%" fo:text-align="start"/>
      <style:text-properties fo:font-size="12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18cm" svg:height="4.822cm" svg:x="16.748cm" svg:y="0.242cm">
          <draw:image xlink:href="Pictures/10000000000009F000000A28CF814835C59578D1.png" xlink:type="simple" xlink:show="embed" xlink:actuate="onLoad" loext:mime-type="image/png">
            <text:p/>
          </draw:image>
        </draw:frame>
        <draw:custom-shape draw:style-name="gr2" draw:text-style-name="P2" draw:layer="layout" svg:width="2.482cm" svg:height="1.053cm" svg:x="13.221cm" svg:y="10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2cm" svg:height="1.895cm" svg:x="11.166cm" svg:y="9.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65cm" svg:height="0.842cm" svg:x="11.792cm" svg:y="10.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16cm" svg:height="0.211cm" svg:x="11.815cm" svg:y="11.1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66cm" svg:height="0.842cm" svg:x="13.31cm" svg:y="10.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06cm" svg:height="0.547cm" draw:transform="rotate (1.5707963267949) translate (11.211cm 11.97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86cm" svg:height="0.134cm" draw:transform="rotate (1.5707963267949) translate (11.415cm 11.95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106cm" svg:height="0.542cm" draw:transform="rotate (1.5707963267949) translate (11.211cm 10.03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93cm" svg:height="0.454cm" draw:transform="rotate (-1.5707963267949) translate (12.95cm 13.61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48cm" svg:height="0.106cm" draw:transform="rotate (-1.5707963267949) translate (12.776cm 13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124cm" svg:height="0.395cm" draw:transform="rotate (-1.5707963267949) translate (12.921cm 14.138cm)">
          <text:p/>
          <draw:enhanced-geometry svg:viewBox="0 0 21600 21600" draw:type="rectangle" draw:enhanced-path="M 0 0 L 21600 0 21600 21600 0 21600 0 0 Z N"/>
        </draw:custom-shape>
        <draw:polygon draw:style-name="gr12" draw:text-style-name="P4" draw:layer="layout" svg:width="4.217cm" svg:height="0.239cm" svg:x="12.249cm" svg:y="13.171cm" svg:viewBox="0 0 4218 240" draw:points="4218,123 129,124 129,0 0,27 3,143 123,235 4218,240">
          <text:p/>
        </draw:polygon>
        <draw:custom-shape draw:style-name="gr13" draw:text-style-name="P2" draw:layer="layout" svg:width="0.421cm" svg:height="0.421cm" svg:x="16.046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69cm" svg:height="0.21cm" svg:x="12.378cm" svg:y="13.0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9cm" svg:height="0.21cm" svg:x="13.312cm" svg:y="13.0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9cm" svg:height="0.21cm" svg:x="14.245cm" svg:y="13.0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9cm" svg:height="0.21cm" svg:x="15.177cm" svg:y="13.0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689cm" svg:height="0.21cm" svg:x="16.111cm" svg:y="13.0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9cm" svg:height="0.21cm" svg:x="12.378cm" svg:y="12.7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689cm" svg:height="0.21cm" svg:x="11.137cm" svg:y="12.755cm">
          <text:p/>
          <draw:enhanced-geometry svg:viewBox="0 0 21600 21600" draw:type="rectangle" draw:enhanced-path="M 0 0 L 21600 0 21600 21600 0 21600 0 0 Z N"/>
        </draw:custom-shape>
        <draw:polygon draw:style-name="gr16" draw:text-style-name="P3" draw:layer="layout" svg:width="0.287cm" svg:height="0.609cm" svg:x="10.939cm" svg:y="12.291cm" svg:viewBox="0 0 288 610" draw:points="197,610 0,318 287,0 287,136 119,338 171,429 288,434 287,464 186,463 197,496">
          <text:p/>
        </draw:polygon>
        <draw:polygon draw:style-name="gr16" draw:text-style-name="P3" draw:layer="layout" svg:width="0.287cm" svg:height="0.609cm" svg:x="11.735cm" svg:y="12.291cm" svg:viewBox="0 0 288 610" draw:points="91,610 288,318 2,0 2,136 169,338 118,429 0,434 2,464 103,463 91,496">
          <text:p/>
        </draw:polygon>
        <draw:custom-shape draw:style-name="gr17" draw:text-style-name="P2" draw:layer="layout" svg:width="0.42cm" svg:height="0.547cm" draw:transform="rotate (-1.5707963267949) translate (11.758cm 12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8.212cm" svg:height="0.211cm" svg:x="8.799cm" svg:y="15.4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474cm" svg:height="0.211cm" svg:x="10.745cm" svg:y="15.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89cm" svg:height="0.611cm" svg:x="11.137cm" svg:y="14.579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2" draw:layer="layout" svg:width="0.539cm" svg:height="0.32cm" draw:transform="rotate (-1.5707963267949) translate (10.044cm 15.40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287cm" svg:height="0.106cm" draw:transform="rotate (-1.5707963267949) translate (9.936cm 15.3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0.125cm" svg:height="0.275cm" draw:transform="rotate (-1.5707963267949) translate (10.021cm 15.515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106cm" svg:height="0.421cm" svg:x="9.83cm" svg:y="15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5" draw:text-style-name="P1" draw:layer="layout" svg:width="0.367cm" svg:height="0.364cm" draw:transform="rotate (-0.4619886530029) translate (9.79886064158212cm 15.5442075316623cm)" svg:viewBox="0 0 368 365" draw:points="247,0 0,124 272,50 50,222 320,146 97,318 368,241 119,365">
            <text:p/>
          </draw:polyline>
        </draw:g>
        <draw:g>
          <draw:custom-shape draw:style-name="gr21" draw:text-style-name="P2" draw:layer="layout" svg:width="0.539cm" svg:height="0.32cm" draw:transform="rotate (-1.5707963267949) translate (12.43cm 15.40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287cm" svg:height="0.106cm" draw:transform="rotate (-1.5707963267949) translate (12.322cm 15.3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0.125cm" svg:height="0.276cm" draw:transform="rotate (-1.5707963267949) translate (12.407cm 15.515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106cm" svg:height="0.421cm" svg:x="12.216cm" svg:y="15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5" draw:text-style-name="P1" draw:layer="layout" svg:width="0.367cm" svg:height="0.364cm" draw:transform="rotate (-0.4619886530029) translate (12.1847673773334cm 15.5442075316623cm)" svg:viewBox="0 0 368 365" draw:points="247,0 0,124 272,50 50,222 320,146 97,318 368,241 119,365">
            <text:p/>
          </draw:polyline>
        </draw:g>
        <draw:custom-shape draw:style-name="gr27" draw:text-style-name="P2" draw:layer="layout" svg:width="0.693cm" svg:height="0.455cm" draw:transform="rotate (-1.5707963267949) translate (11.747cm 15.76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48cm" svg:height="0.106cm" draw:transform="rotate (-1.5707963267949) translate (11.573cm 15.4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125cm" svg:height="0.395cm" draw:transform="rotate (-1.5707963267949) translate (11.717cm 16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0.547cm" svg:height="0.21cm" svg:x="11.211cm" svg:y="11.97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7" draw:layer="layout" svg:width="0.101cm" svg:height="0.21cm" svg:x="9.623cm" svg:y="15.4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101cm" svg:height="0.21cm" svg:x="10.044cm" svg:y="15.4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101cm" svg:height="0.11cm" svg:x="9.938cm" svg:y="15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09cm" svg:x="9.938cm" svg:y="15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2cm" svg:height="0.211cm" svg:x="12.01cm" svg:y="15.4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101cm" svg:height="0.211cm" svg:x="12.432cm" svg:y="15.4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102cm" svg:height="0.11cm" svg:x="12.325cm" svg:y="15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2cm" svg:height="0.109cm" svg:x="12.325cm" svg:y="15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1cm" svg:x="11.646cm" svg:y="16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09cm" svg:x="11.646cm" svg:y="15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09cm" svg:x="12.849cm" svg:y="1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1cm" svg:x="12.849cm" svg:y="1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1cm" svg:x="11.646cm" svg:y="12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2cm" svg:height="0.11cm" svg:x="11.224cm" svg:y="12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09cm" svg:x="11.697cm" svg:y="11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1cm" svg:x="11.697cm" svg:y="9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1cm" svg:x="13.221cm" svg:y="10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1cm" svg:x="15.602cm" svg:y="10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101cm" svg:height="0.109cm" svg:x="16.169cm" svg:y="13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0.57cm" svg:height="0.421cm" draw:transform="rotate (-0.72343897495165) translate (13.387cm 12.03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30" draw:text-style-name="P1" draw:layer="layout" svg:width="0.976cm" svg:height="0.267cm" draw:transform="skewX (0.00244346095279202) rotate (-2.21255389275321) translate (13.434970148827cm 12.6139374091064cm)" svg:viewBox="0 0 977 268" draw:points="0,268 977,169 6,0">
          <text:p/>
        </draw:polyline>
        <draw:g>
          <draw:glue-point draw:id="4" svg:x="-0.729cm" svg:y="5cm"/>
          <draw:glue-point draw:id="5" svg:x="-4.246cm" svg:y="3.73cm"/>
          <draw:glue-point draw:id="6" svg:x="2.788cm" svg:y="3.73cm"/>
          <draw:path draw:style-name="gr31" draw:text-style-name="P8" draw:layer="WirelessInfra" svg:width="0.891cm" svg:height="0.632cm" svg:x="8.396cm" svg:y="12.564cm" svg:viewBox="0 0 892 633" svg:d="M0 633c216 0 705 0 861-316 155-317-314-317-392-317 0 136-469 453-469 633z">
            <text:p/>
          </draw:path>
          <draw:g>
            <draw:path draw:style-name="gr32" draw:text-style-name="P9" draw:layer="WirelessInfra" svg:width="1.095cm" svg:height="1.469cm" svg:x="7.849cm" svg:y="11.704cm" svg:viewBox="0 0 1096 1470" svg:d="M0 1131l156-1131c0 272 782 272 782 0l158 1131c0 452-1096 452-1096 0z">
              <text:p/>
            </draw:path>
            <draw:path draw:style-name="gr33" draw:text-style-name="P10" draw:layer="WirelessInfra" svg:width="0.78cm" svg:height="0.45cm" svg:x="8.005cm" svg:y="11.478cm" svg:viewBox="0 0 781 451" svg:d="M674 61c143 83 143 247 0 328-142 83-426 83-568 0-141-81-141-245 0-328 142-81 427-81 568 0z">
              <text:p/>
            </draw:path>
            <draw:path draw:style-name="gr34" draw:text-style-name="P11" draw:layer="WirelessInfra" svg:width="1.095cm" svg:height="1.707cm" svg:x="7.849cm" svg:y="11.467cm" svg:viewBox="0 0 1096 1708" svg:d="M0 1368l156-1129c0-319 782-319 782 0l158 1129c0 453-1096 453-1096 0z">
              <text:p/>
            </draw:path>
            <draw:polygon draw:style-name="gr35" draw:text-style-name="P12" draw:layer="WirelessInfra" svg:width="0.155cm" svg:height="1.04cm" svg:x="8.318cm" svg:y="10.664cm" svg:viewBox="0 0 156 1041" draw:points="78,1041 78,181 0,90 78,0 156,90 78,181">
              <text:p/>
            </draw:polygon>
            <draw:path draw:style-name="gr36" draw:text-style-name="P13" draw:layer="WirelessInfra" svg:width="0.116cm" svg:height="0.36cm" svg:x="8.474cm" svg:y="10.574cm" svg:viewBox="0 0 117 361" svg:d="M0 0c156 90 156 272 0 361">
              <text:p/>
            </draw:path>
            <draw:path draw:style-name="gr37" draw:text-style-name="P13" draw:layer="WirelessInfra" svg:width="0.115cm" svg:height="0.36cm" svg:x="8.2cm" svg:y="10.574cm" svg:viewBox="0 0 116 361" svg:d="M116 0c-155 90-155 272 0 361">
              <text:p/>
            </draw:path>
            <draw:path draw:style-name="gr38" draw:text-style-name="P13" draw:layer="WirelessInfra" svg:width="0.117cm" svg:height="0.452cm" svg:x="8.044cm" svg:y="10.528cm" svg:viewBox="0 0 118 453" svg:d="M117 0c-156 90-156 361 1 453">
              <text:p/>
            </draw:path>
            <draw:path draw:style-name="gr39" draw:text-style-name="P13" draw:layer="WirelessInfra" svg:width="0.116cm" svg:height="0.452cm" svg:x="8.631cm" svg:y="10.528cm" svg:viewBox="0 0 117 453" svg:d="M0 0c156 90 156 361 0 453">
              <text:p/>
            </draw:path>
            <draw:path draw:style-name="gr40" draw:text-style-name="P13" draw:layer="WirelessInfra" svg:width="0.115cm" svg:height="0.632cm" svg:x="7.887cm" svg:y="10.437cm" svg:viewBox="0 0 116 633" svg:d="M116 0c-155 90-155 542 0 633">
              <text:p/>
            </draw:path>
            <draw:path draw:style-name="gr41" draw:text-style-name="P13" draw:layer="WirelessInfra" svg:width="0.116cm" svg:height="0.632cm" svg:x="8.787cm" svg:y="10.437cm" svg:viewBox="0 0 117 633" svg:d="M0 0c156 90 156 542 0 633">
              <text:p/>
            </draw:path>
            <draw:path draw:style-name="gr42" draw:text-style-name="P13" draw:layer="WirelessInfra" svg:width="0.117cm" svg:height="0.813cm" svg:x="7.731cm" svg:y="10.347cm" svg:viewBox="0 0 118 814" svg:d="M118 0c-157 90-157 725-1 814">
              <text:p/>
            </draw:path>
            <draw:path draw:style-name="gr43" draw:text-style-name="P13" draw:layer="WirelessInfra" svg:width="0.116cm" svg:height="0.813cm" svg:x="8.945cm" svg:y="10.347cm" svg:viewBox="0 0 117 814" svg:d="M0 0c156 90 156 725 0 814">
              <text:p/>
            </draw:path>
          </draw:g>
        </draw:g>
        <draw:g>
          <draw:glue-point draw:id="4" svg:x="0.335cm" svg:y="-1.296cm"/>
          <draw:glue-point draw:id="5" svg:x="3.001cm" svg:y="-0.185cm"/>
          <draw:glue-point draw:id="6" svg:x="3.001cm" svg:y="2.037cm"/>
          <draw:glue-point draw:id="7" svg:x="3.001cm" svg:y="4.074cm"/>
          <draw:glue-point draw:id="8" svg:x="-0.331cm" svg:y="5cm"/>
          <draw:glue-point draw:id="9" svg:x="-2.998cm" svg:y="4.259cm"/>
          <draw:glue-point draw:id="10" svg:x="-4.998cm" svg:y="3.703cm"/>
          <draw:glue-point draw:id="11" svg:x="-4.998cm" svg:y="1.666cm"/>
          <draw:glue-point draw:id="12" svg:x="-4.998cm" svg:y="-0.555cm"/>
          <draw:glue-point draw:id="13" svg:x="-2.331cm" svg:y="3.888cm"/>
          <draw:glue-point draw:id="14" svg:x="1.668cm" svg:y="4.444cm"/>
          <draw:path draw:style-name="gr44" draw:text-style-name="P8" draw:layer="WirelessInfra" svg:width="0.259cm" svg:height="0.184cm" svg:x="15.262cm" svg:y="11.583cm" svg:viewBox="0 0 260 185" svg:d="M0 185c89 0 260-37 260-111s-9-74-97-74c0 56-163 111-163 185z">
            <text:p/>
          </draw:path>
          <draw:g>
            <draw:polygon draw:style-name="gr45" draw:text-style-name="P14" draw:layer="WirelessInfra" svg:width="0.162cm" svg:height="0.517cm" svg:x="15.262cm" svg:y="11.251cm" svg:viewBox="0 0 163 518" draw:points="0,518 0,93 163,0 163,426">
              <text:p/>
            </draw:polygon>
            <draw:polygon draw:style-name="gr46" draw:text-style-name="P15" draw:layer="WirelessInfra" svg:width="0.388cm" svg:height="0.221cm" svg:x="15.035cm" svg:y="11.12cm" svg:viewBox="0 0 389 222" draw:points="227,222 0,93 163,0 389,130">
              <text:p/>
            </draw:polygon>
            <draw:polygon draw:style-name="gr47" draw:text-style-name="P16" draw:layer="WirelessInfra" svg:width="0.226cm" svg:height="0.555cm" svg:x="15.035cm" svg:y="11.212cm" svg:viewBox="0 0 227 556" draw:points="0,426 0,0 227,130 227,556">
              <text:p/>
            </draw:polygon>
            <draw:polygon draw:style-name="gr48" draw:text-style-name="P17" draw:layer="WirelessInfra" svg:width="0.031cm" svg:height="0.073cm" svg:x="15.099cm" svg:y="11.325cm" svg:viewBox="0 0 32 74" draw:points="0,56 0,0 32,18 32,74">
              <text:p/>
            </draw:polygon>
            <draw:polygon draw:style-name="gr49" draw:text-style-name="P16" draw:layer="WirelessInfra" svg:width="0.162cm" svg:height="0.129cm" svg:x="15.229cm" svg:y="11.101cm" svg:viewBox="0 0 163 130" draw:points="0,37 0,0 163,93 163,130">
              <text:p/>
            </draw:polygon>
            <draw:polygon draw:style-name="gr50" draw:text-style-name="P11" draw:layer="WirelessInfra" svg:width="0.388cm" svg:height="0.666cm" svg:x="15.035cm" svg:y="11.101cm" svg:viewBox="0 0 389 667" draw:points="0,537 0,111 163,18 194,37 194,0 357,93 357,130 389,148 389,574 227,667">
              <text:p/>
            </draw:polygon>
            <draw:polygon draw:style-name="gr51" draw:text-style-name="P18" draw:layer="WirelessInfra" svg:width="0.031cm" svg:height="0.443cm" svg:x="15.132cm" svg:y="10.768cm" svg:viewBox="0 0 32 444" draw:points="0,444 0,0 32,0 32,444">
              <text:p/>
            </draw:polygon>
            <draw:polygon draw:style-name="gr52" draw:text-style-name="P19" draw:layer="WirelessInfra" svg:width="0.031cm" svg:height="0.073cm" svg:x="15.165cm" svg:y="11.601cm" svg:viewBox="0 0 32 74" draw:points="0,56 0,0 32,18 32,74">
              <text:p/>
            </draw:polygon>
          </draw:g>
        </draw:g>
        <draw:g>
          <draw:glue-point draw:id="4" svg:x="0.335cm" svg:y="-1.296cm"/>
          <draw:glue-point draw:id="5" svg:x="3.001cm" svg:y="-0.185cm"/>
          <draw:glue-point draw:id="6" svg:x="3.001cm" svg:y="2.037cm"/>
          <draw:glue-point draw:id="7" svg:x="3.001cm" svg:y="4.074cm"/>
          <draw:glue-point draw:id="8" svg:x="-0.331cm" svg:y="5cm"/>
          <draw:glue-point draw:id="9" svg:x="-2.998cm" svg:y="4.259cm"/>
          <draw:glue-point draw:id="10" svg:x="-4.998cm" svg:y="3.703cm"/>
          <draw:glue-point draw:id="11" svg:x="-4.998cm" svg:y="1.666cm"/>
          <draw:glue-point draw:id="12" svg:x="-4.998cm" svg:y="-0.555cm"/>
          <draw:glue-point draw:id="13" svg:x="-2.331cm" svg:y="3.888cm"/>
          <draw:glue-point draw:id="14" svg:x="1.668cm" svg:y="4.444cm"/>
          <draw:path draw:style-name="gr53" draw:text-style-name="P8" draw:layer="WirelessInfra" svg:width="0.259cm" svg:height="0.184cm" svg:x="11.472cm" svg:y="10.584cm" svg:viewBox="0 0 260 185" svg:d="M0 185c89 0 260-37 260-111s-9-74-97-74c0 56-163 111-163 185z">
            <text:p/>
          </draw:path>
          <draw:g>
            <draw:polygon draw:style-name="gr54" draw:text-style-name="P14" draw:layer="WirelessInfra" svg:width="0.162cm" svg:height="0.517cm" svg:x="11.472cm" svg:y="10.251cm" svg:viewBox="0 0 163 518" draw:points="0,518 0,93 163,0 163,426">
              <text:p/>
            </draw:polygon>
            <draw:polygon draw:style-name="gr55" draw:text-style-name="P15" draw:layer="WirelessInfra" svg:width="0.388cm" svg:height="0.221cm" svg:x="11.244cm" svg:y="10.121cm" svg:viewBox="0 0 389 222" draw:points="227,222 0,93 163,0 389,130">
              <text:p/>
            </draw:polygon>
            <draw:polygon draw:style-name="gr56" draw:text-style-name="P16" draw:layer="WirelessInfra" svg:width="0.226cm" svg:height="0.555cm" svg:x="11.244cm" svg:y="10.212cm" svg:viewBox="0 0 227 556" draw:points="0,426 0,0 227,130 227,556">
              <text:p/>
            </draw:polygon>
            <draw:polygon draw:style-name="gr57" draw:text-style-name="P17" draw:layer="WirelessInfra" svg:width="0.031cm" svg:height="0.073cm" svg:x="11.309cm" svg:y="10.325cm" svg:viewBox="0 0 32 74" draw:points="0,56 0,0 32,18 32,74">
              <text:p/>
            </draw:polygon>
            <draw:polygon draw:style-name="gr58" draw:text-style-name="P16" draw:layer="WirelessInfra" svg:width="0.162cm" svg:height="0.129cm" svg:x="11.439cm" svg:y="10.101cm" svg:viewBox="0 0 163 130" draw:points="0,37 0,0 163,93 163,130">
              <text:p/>
            </draw:polygon>
            <draw:polygon draw:style-name="gr59" draw:text-style-name="P11" draw:layer="WirelessInfra" svg:width="0.388cm" svg:height="0.666cm" svg:x="11.244cm" svg:y="10.101cm" svg:viewBox="0 0 389 667" draw:points="0,537 0,111 163,18 194,37 194,0 357,93 357,130 389,148 389,574 227,667">
              <text:p/>
            </draw:polygon>
            <draw:polygon draw:style-name="gr60" draw:text-style-name="P18" draw:layer="WirelessInfra" svg:width="0.031cm" svg:height="0.443cm" svg:x="11.342cm" svg:y="9.769cm" svg:viewBox="0 0 32 444" draw:points="0,444 0,0 32,0 32,444">
              <text:p/>
            </draw:polygon>
            <draw:polygon draw:style-name="gr61" draw:text-style-name="P19" draw:layer="WirelessInfra" svg:width="0.031cm" svg:height="0.073cm" svg:x="11.374cm" svg:y="10.601cm" svg:viewBox="0 0 32 74" draw:points="0,56 0,0 32,18 32,74">
              <text:p/>
            </draw:polygon>
          </draw:g>
        </draw:g>
        <draw:g>
          <draw:glue-point draw:id="4" svg:x="0.335cm" svg:y="-1.296cm"/>
          <draw:glue-point draw:id="5" svg:x="3.001cm" svg:y="-0.185cm"/>
          <draw:glue-point draw:id="6" svg:x="3.001cm" svg:y="2.037cm"/>
          <draw:glue-point draw:id="7" svg:x="3.001cm" svg:y="4.074cm"/>
          <draw:glue-point draw:id="8" svg:x="-0.331cm" svg:y="5cm"/>
          <draw:glue-point draw:id="9" svg:x="-2.998cm" svg:y="4.259cm"/>
          <draw:glue-point draw:id="10" svg:x="-4.998cm" svg:y="3.703cm"/>
          <draw:glue-point draw:id="11" svg:x="-4.998cm" svg:y="1.666cm"/>
          <draw:glue-point draw:id="12" svg:x="-4.998cm" svg:y="-0.555cm"/>
          <draw:glue-point draw:id="13" svg:x="-2.331cm" svg:y="3.888cm"/>
          <draw:glue-point draw:id="14" svg:x="1.668cm" svg:y="4.444cm"/>
          <draw:path draw:style-name="gr62" draw:text-style-name="P8" draw:layer="WirelessInfra" svg:width="0.259cm" svg:height="0.184cm" svg:x="10.84cm" svg:y="11.794cm" svg:viewBox="0 0 260 185" svg:d="M0 185c89 0 260-37 260-111s-9-74-97-74c0 56-163 111-163 185z">
            <text:p/>
          </draw:path>
          <draw:g>
            <draw:polygon draw:style-name="gr63" draw:text-style-name="P14" draw:layer="WirelessInfra" svg:width="0.162cm" svg:height="0.517cm" svg:x="10.84cm" svg:y="11.461cm" svg:viewBox="0 0 163 518" draw:points="0,518 0,93 163,0 163,426">
              <text:p/>
            </draw:polygon>
            <draw:polygon draw:style-name="gr64" draw:text-style-name="P15" draw:layer="WirelessInfra" svg:width="0.388cm" svg:height="0.221cm" svg:x="10.613cm" svg:y="11.331cm" svg:viewBox="0 0 389 222" draw:points="227,222 0,93 163,0 389,130">
              <text:p/>
            </draw:polygon>
            <draw:polygon draw:style-name="gr65" draw:text-style-name="P16" draw:layer="WirelessInfra" svg:width="0.226cm" svg:height="0.555cm" svg:x="10.613cm" svg:y="11.423cm" svg:viewBox="0 0 227 556" draw:points="0,426 0,0 227,130 227,556">
              <text:p/>
            </draw:polygon>
            <draw:polygon draw:style-name="gr66" draw:text-style-name="P17" draw:layer="WirelessInfra" svg:width="0.031cm" svg:height="0.073cm" svg:x="10.677cm" svg:y="11.535cm" svg:viewBox="0 0 32 74" draw:points="0,56 0,0 32,18 32,74">
              <text:p/>
            </draw:polygon>
            <draw:polygon draw:style-name="gr67" draw:text-style-name="P16" draw:layer="WirelessInfra" svg:width="0.162cm" svg:height="0.129cm" svg:x="10.807cm" svg:y="11.312cm" svg:viewBox="0 0 163 130" draw:points="0,37 0,0 163,93 163,130">
              <text:p/>
            </draw:polygon>
            <draw:polygon draw:style-name="gr68" draw:text-style-name="P11" draw:layer="WirelessInfra" svg:width="0.388cm" svg:height="0.666cm" svg:x="10.613cm" svg:y="11.312cm" svg:viewBox="0 0 389 667" draw:points="0,537 0,111 163,18 194,37 194,0 357,93 357,130 389,148 389,574 227,667">
              <text:p/>
            </draw:polygon>
            <draw:polygon draw:style-name="gr69" draw:text-style-name="P18" draw:layer="WirelessInfra" svg:width="0.031cm" svg:height="0.443cm" svg:x="10.71cm" svg:y="10.979cm" svg:viewBox="0 0 32 444" draw:points="0,444 0,0 32,0 32,444">
              <text:p/>
            </draw:polygon>
            <draw:polygon draw:style-name="gr70" draw:text-style-name="P19" draw:layer="WirelessInfra" svg:width="0.031cm" svg:height="0.073cm" svg:x="10.743cm" svg:y="11.812cm" svg:viewBox="0 0 32 74" draw:points="0,56 0,0 32,18 32,74">
              <text:p/>
            </draw:polygon>
          </draw:g>
        </draw:g>
        <draw:g>
          <draw:glue-point draw:id="4" svg:x="0.335cm" svg:y="-1.296cm"/>
          <draw:glue-point draw:id="5" svg:x="3.001cm" svg:y="-0.185cm"/>
          <draw:glue-point draw:id="6" svg:x="3.001cm" svg:y="2.037cm"/>
          <draw:glue-point draw:id="7" svg:x="3.001cm" svg:y="4.074cm"/>
          <draw:glue-point draw:id="8" svg:x="-0.331cm" svg:y="5cm"/>
          <draw:glue-point draw:id="9" svg:x="-2.998cm" svg:y="4.259cm"/>
          <draw:glue-point draw:id="10" svg:x="-4.998cm" svg:y="3.703cm"/>
          <draw:glue-point draw:id="11" svg:x="-4.998cm" svg:y="1.666cm"/>
          <draw:glue-point draw:id="12" svg:x="-4.998cm" svg:y="-0.555cm"/>
          <draw:glue-point draw:id="13" svg:x="-2.331cm" svg:y="3.888cm"/>
          <draw:glue-point draw:id="14" svg:x="1.668cm" svg:y="4.444cm"/>
          <draw:path draw:style-name="gr71" draw:text-style-name="P8" draw:layer="WirelessInfra" svg:width="0.259cm" svg:height="0.184cm" svg:x="12.074cm" svg:y="12.343cm" svg:viewBox="0 0 260 185" svg:d="M0 185c89 0 260-37 260-111s-9-74-97-74c0 56-163 111-163 185z">
            <text:p/>
          </draw:path>
          <draw:g>
            <draw:polygon draw:style-name="gr72" draw:text-style-name="P14" draw:layer="WirelessInfra" svg:width="0.162cm" svg:height="0.517cm" svg:x="12.074cm" svg:y="12.01cm" svg:viewBox="0 0 163 518" draw:points="0,518 0,93 163,0 163,426">
              <text:p/>
            </draw:polygon>
            <draw:polygon draw:style-name="gr73" draw:text-style-name="P15" draw:layer="WirelessInfra" svg:width="0.388cm" svg:height="0.221cm" svg:x="11.846cm" svg:y="11.88cm" svg:viewBox="0 0 389 222" draw:points="227,222 0,93 163,0 389,130">
              <text:p/>
            </draw:polygon>
            <draw:polygon draw:style-name="gr74" draw:text-style-name="P16" draw:layer="WirelessInfra" svg:width="0.226cm" svg:height="0.555cm" svg:x="11.846cm" svg:y="11.972cm" svg:viewBox="0 0 227 556" draw:points="0,426 0,0 227,130 227,556">
              <text:p/>
            </draw:polygon>
            <draw:polygon draw:style-name="gr75" draw:text-style-name="P17" draw:layer="WirelessInfra" svg:width="0.031cm" svg:height="0.073cm" svg:x="11.911cm" svg:y="12.084cm" svg:viewBox="0 0 32 74" draw:points="0,56 0,0 32,18 32,74">
              <text:p/>
            </draw:polygon>
            <draw:polygon draw:style-name="gr76" draw:text-style-name="P16" draw:layer="WirelessInfra" svg:width="0.162cm" svg:height="0.129cm" svg:x="12.041cm" svg:y="11.861cm" svg:viewBox="0 0 163 130" draw:points="0,37 0,0 163,93 163,130">
              <text:p/>
            </draw:polygon>
            <draw:polygon draw:style-name="gr77" draw:text-style-name="P11" draw:layer="WirelessInfra" svg:width="0.388cm" svg:height="0.666cm" svg:x="11.846cm" svg:y="11.861cm" svg:viewBox="0 0 389 667" draw:points="0,537 0,111 163,18 194,37 194,0 357,93 357,130 389,148 389,574 227,667">
              <text:p/>
            </draw:polygon>
            <draw:polygon draw:style-name="gr78" draw:text-style-name="P18" draw:layer="WirelessInfra" svg:width="0.031cm" svg:height="0.443cm" svg:x="11.943cm" svg:y="11.528cm" svg:viewBox="0 0 32 444" draw:points="0,444 0,0 32,0 32,444">
              <text:p/>
            </draw:polygon>
            <draw:polygon draw:style-name="gr79" draw:text-style-name="P19" draw:layer="WirelessInfra" svg:width="0.031cm" svg:height="0.073cm" svg:x="11.976cm" svg:y="12.361cm" svg:viewBox="0 0 32 74" draw:points="0,56 0,0 32,18 32,74">
              <text:p/>
            </draw:polygon>
          </draw:g>
        </draw:g>
        <draw:g>
          <draw:glue-point draw:id="4" svg:x="0.335cm" svg:y="-1.296cm"/>
          <draw:glue-point draw:id="5" svg:x="3.001cm" svg:y="-0.185cm"/>
          <draw:glue-point draw:id="6" svg:x="3.001cm" svg:y="2.037cm"/>
          <draw:glue-point draw:id="7" svg:x="3.001cm" svg:y="4.074cm"/>
          <draw:glue-point draw:id="8" svg:x="-0.331cm" svg:y="5cm"/>
          <draw:glue-point draw:id="9" svg:x="-2.998cm" svg:y="4.259cm"/>
          <draw:glue-point draw:id="10" svg:x="-4.998cm" svg:y="3.703cm"/>
          <draw:glue-point draw:id="11" svg:x="-4.998cm" svg:y="1.666cm"/>
          <draw:glue-point draw:id="12" svg:x="-4.998cm" svg:y="-0.555cm"/>
          <draw:glue-point draw:id="13" svg:x="-2.331cm" svg:y="3.888cm"/>
          <draw:glue-point draw:id="14" svg:x="1.668cm" svg:y="4.444cm"/>
          <draw:path draw:style-name="gr80" draw:text-style-name="P8" draw:layer="WirelessInfra" svg:width="0.259cm" svg:height="0.184cm" svg:x="13.223cm" svg:y="14.321cm" svg:viewBox="0 0 260 185" svg:d="M0 185c89 0 260-37 260-111s-9-74-97-74c0 56-163 111-163 185z">
            <text:p/>
          </draw:path>
          <draw:g>
            <draw:polygon draw:style-name="gr81" draw:text-style-name="P14" draw:layer="WirelessInfra" svg:width="0.162cm" svg:height="0.517cm" svg:x="13.223cm" svg:y="13.988cm" svg:viewBox="0 0 163 518" draw:points="0,518 0,93 163,0 163,426">
              <text:p/>
            </draw:polygon>
            <draw:polygon draw:style-name="gr82" draw:text-style-name="P15" draw:layer="WirelessInfra" svg:width="0.388cm" svg:height="0.221cm" svg:x="12.995cm" svg:y="13.858cm" svg:viewBox="0 0 389 222" draw:points="227,222 0,93 163,0 389,130">
              <text:p/>
            </draw:polygon>
            <draw:polygon draw:style-name="gr83" draw:text-style-name="P16" draw:layer="WirelessInfra" svg:width="0.226cm" svg:height="0.555cm" svg:x="12.995cm" svg:y="13.95cm" svg:viewBox="0 0 227 556" draw:points="0,426 0,0 227,130 227,556">
              <text:p/>
            </draw:polygon>
            <draw:polygon draw:style-name="gr84" draw:text-style-name="P17" draw:layer="WirelessInfra" svg:width="0.031cm" svg:height="0.073cm" svg:x="13.06cm" svg:y="14.062cm" svg:viewBox="0 0 32 74" draw:points="0,56 0,0 32,18 32,74">
              <text:p/>
            </draw:polygon>
            <draw:polygon draw:style-name="gr85" draw:text-style-name="P16" draw:layer="WirelessInfra" svg:width="0.162cm" svg:height="0.129cm" svg:x="13.19cm" svg:y="13.839cm" svg:viewBox="0 0 163 130" draw:points="0,37 0,0 163,93 163,130">
              <text:p/>
            </draw:polygon>
            <draw:polygon draw:style-name="gr86" draw:text-style-name="P11" draw:layer="WirelessInfra" svg:width="0.388cm" svg:height="0.666cm" svg:x="12.995cm" svg:y="13.839cm" svg:viewBox="0 0 389 667" draw:points="0,537 0,111 163,18 194,37 194,0 357,93 357,130 389,148 389,574 227,667">
              <text:p/>
            </draw:polygon>
            <draw:polygon draw:style-name="gr87" draw:text-style-name="P18" draw:layer="WirelessInfra" svg:width="0.031cm" svg:height="0.443cm" svg:x="13.092cm" svg:y="13.506cm" svg:viewBox="0 0 32 444" draw:points="0,444 0,0 32,0 32,444">
              <text:p/>
            </draw:polygon>
            <draw:polygon draw:style-name="gr88" draw:text-style-name="P19" draw:layer="WirelessInfra" svg:width="0.031cm" svg:height="0.073cm" svg:x="13.125cm" svg:y="14.339cm" svg:viewBox="0 0 32 74" draw:points="0,56 0,0 32,18 32,74">
              <text:p/>
            </draw:polygon>
          </draw:g>
        </draw:g>
        <draw:g>
          <draw:glue-point draw:id="4" svg:x="0.335cm" svg:y="-1.296cm"/>
          <draw:glue-point draw:id="5" svg:x="3.001cm" svg:y="-0.185cm"/>
          <draw:glue-point draw:id="6" svg:x="3.001cm" svg:y="2.037cm"/>
          <draw:glue-point draw:id="7" svg:x="3.001cm" svg:y="4.074cm"/>
          <draw:glue-point draw:id="8" svg:x="-0.331cm" svg:y="5cm"/>
          <draw:glue-point draw:id="9" svg:x="-2.998cm" svg:y="4.259cm"/>
          <draw:glue-point draw:id="10" svg:x="-4.998cm" svg:y="3.703cm"/>
          <draw:glue-point draw:id="11" svg:x="-4.998cm" svg:y="1.666cm"/>
          <draw:glue-point draw:id="12" svg:x="-4.998cm" svg:y="-0.555cm"/>
          <draw:glue-point draw:id="13" svg:x="-2.331cm" svg:y="3.888cm"/>
          <draw:glue-point draw:id="14" svg:x="1.668cm" svg:y="4.444cm"/>
          <draw:path draw:style-name="gr89" draw:text-style-name="P8" draw:layer="WirelessInfra" svg:width="0.259cm" svg:height="0.184cm" svg:x="9.643cm" svg:y="16.269cm" svg:viewBox="0 0 260 185" svg:d="M0 185c89 0 260-37 260-111s-9-74-97-74c0 56-163 111-163 185z">
            <text:p/>
          </draw:path>
          <draw:g>
            <draw:polygon draw:style-name="gr90" draw:text-style-name="P14" draw:layer="WirelessInfra" svg:width="0.162cm" svg:height="0.517cm" svg:x="9.643cm" svg:y="15.936cm" svg:viewBox="0 0 163 518" draw:points="0,518 0,93 163,0 163,426">
              <text:p/>
            </draw:polygon>
            <draw:polygon draw:style-name="gr91" draw:text-style-name="P15" draw:layer="WirelessInfra" svg:width="0.388cm" svg:height="0.221cm" svg:x="9.416cm" svg:y="15.806cm" svg:viewBox="0 0 389 222" draw:points="227,222 0,93 163,0 389,130">
              <text:p/>
            </draw:polygon>
            <draw:polygon draw:style-name="gr92" draw:text-style-name="P16" draw:layer="WirelessInfra" svg:width="0.226cm" svg:height="0.555cm" svg:x="9.416cm" svg:y="15.898cm" svg:viewBox="0 0 227 556" draw:points="0,426 0,0 227,130 227,556">
              <text:p/>
            </draw:polygon>
            <draw:polygon draw:style-name="gr93" draw:text-style-name="P17" draw:layer="WirelessInfra" svg:width="0.031cm" svg:height="0.073cm" svg:x="9.48cm" svg:y="16.01cm" svg:viewBox="0 0 32 74" draw:points="0,56 0,0 32,18 32,74">
              <text:p/>
            </draw:polygon>
            <draw:polygon draw:style-name="gr94" draw:text-style-name="P16" draw:layer="WirelessInfra" svg:width="0.162cm" svg:height="0.129cm" svg:x="9.61cm" svg:y="15.787cm" svg:viewBox="0 0 163 130" draw:points="0,37 0,0 163,93 163,130">
              <text:p/>
            </draw:polygon>
            <draw:polygon draw:style-name="gr95" draw:text-style-name="P11" draw:layer="WirelessInfra" svg:width="0.388cm" svg:height="0.666cm" svg:x="9.416cm" svg:y="15.787cm" svg:viewBox="0 0 389 667" draw:points="0,537 0,111 163,18 194,37 194,0 357,93 357,130 389,148 389,574 227,667">
              <text:p/>
            </draw:polygon>
            <draw:polygon draw:style-name="gr96" draw:text-style-name="P18" draw:layer="WirelessInfra" svg:width="0.031cm" svg:height="0.443cm" svg:x="9.513cm" svg:y="15.454cm" svg:viewBox="0 0 32 444" draw:points="0,444 0,0 32,0 32,444">
              <text:p/>
            </draw:polygon>
            <draw:polygon draw:style-name="gr97" draw:text-style-name="P19" draw:layer="WirelessInfra" svg:width="0.031cm" svg:height="0.073cm" svg:x="9.546cm" svg:y="16.287cm" svg:viewBox="0 0 32 74" draw:points="0,56 0,0 32,18 32,74">
              <text:p/>
            </draw:polygon>
          </draw:g>
        </draw:g>
        <draw:g>
          <draw:glue-point draw:id="4" svg:x="0.335cm" svg:y="-1.296cm"/>
          <draw:glue-point draw:id="5" svg:x="3.001cm" svg:y="-0.185cm"/>
          <draw:glue-point draw:id="6" svg:x="3.001cm" svg:y="2.037cm"/>
          <draw:glue-point draw:id="7" svg:x="3.001cm" svg:y="4.074cm"/>
          <draw:glue-point draw:id="8" svg:x="-0.331cm" svg:y="5cm"/>
          <draw:glue-point draw:id="9" svg:x="-2.998cm" svg:y="4.259cm"/>
          <draw:glue-point draw:id="10" svg:x="-4.998cm" svg:y="3.703cm"/>
          <draw:glue-point draw:id="11" svg:x="-4.998cm" svg:y="1.666cm"/>
          <draw:glue-point draw:id="12" svg:x="-4.998cm" svg:y="-0.555cm"/>
          <draw:glue-point draw:id="13" svg:x="-2.331cm" svg:y="3.888cm"/>
          <draw:glue-point draw:id="14" svg:x="1.668cm" svg:y="4.444cm"/>
          <draw:path draw:style-name="gr98" draw:text-style-name="P8" draw:layer="WirelessInfra" svg:width="0.259cm" svg:height="0.184cm" svg:x="11.327cm" svg:y="16.69cm" svg:viewBox="0 0 260 185" svg:d="M0 185c89 0 260-37 260-111s-9-74-97-74c0 56-163 111-163 185z">
            <text:p/>
          </draw:path>
          <draw:g>
            <draw:polygon draw:style-name="gr99" draw:text-style-name="P14" draw:layer="WirelessInfra" svg:width="0.162cm" svg:height="0.517cm" svg:x="11.327cm" svg:y="16.357cm" svg:viewBox="0 0 163 518" draw:points="0,518 0,93 163,0 163,426">
              <text:p/>
            </draw:polygon>
            <draw:polygon draw:style-name="gr100" draw:text-style-name="P15" draw:layer="WirelessInfra" svg:width="0.388cm" svg:height="0.221cm" svg:x="11.1cm" svg:y="16.227cm" svg:viewBox="0 0 389 222" draw:points="227,222 0,93 163,0 389,130">
              <text:p/>
            </draw:polygon>
            <draw:polygon draw:style-name="gr101" draw:text-style-name="P16" draw:layer="WirelessInfra" svg:width="0.226cm" svg:height="0.555cm" svg:x="11.1cm" svg:y="16.319cm" svg:viewBox="0 0 227 556" draw:points="0,426 0,0 227,130 227,556">
              <text:p/>
            </draw:polygon>
            <draw:polygon draw:style-name="gr102" draw:text-style-name="P17" draw:layer="WirelessInfra" svg:width="0.031cm" svg:height="0.073cm" svg:x="11.164cm" svg:y="16.431cm" svg:viewBox="0 0 32 74" draw:points="0,56 0,0 32,18 32,74">
              <text:p/>
            </draw:polygon>
            <draw:polygon draw:style-name="gr103" draw:text-style-name="P16" draw:layer="WirelessInfra" svg:width="0.162cm" svg:height="0.129cm" svg:x="11.295cm" svg:y="16.208cm" svg:viewBox="0 0 163 130" draw:points="0,37 0,0 163,93 163,130">
              <text:p/>
            </draw:polygon>
            <draw:polygon draw:style-name="gr104" draw:text-style-name="P11" draw:layer="WirelessInfra" svg:width="0.388cm" svg:height="0.666cm" svg:x="11.1cm" svg:y="16.208cm" svg:viewBox="0 0 389 667" draw:points="0,537 0,111 163,18 194,37 194,0 357,93 357,130 389,148 389,574 227,667">
              <text:p/>
            </draw:polygon>
            <draw:polygon draw:style-name="gr105" draw:text-style-name="P18" draw:layer="WirelessInfra" svg:width="0.031cm" svg:height="0.443cm" svg:x="11.197cm" svg:y="15.875cm" svg:viewBox="0 0 32 444" draw:points="0,444 0,0 32,0 32,444">
              <text:p/>
            </draw:polygon>
            <draw:polygon draw:style-name="gr106" draw:text-style-name="P19" draw:layer="WirelessInfra" svg:width="0.031cm" svg:height="0.073cm" svg:x="11.23cm" svg:y="16.708cm" svg:viewBox="0 0 32 74" draw:points="0,56 0,0 32,18 32,74">
              <text:p/>
            </draw:polygon>
          </draw:g>
        </draw:g>
        <draw:g>
          <draw:glue-point draw:id="4" svg:x="0.335cm" svg:y="-1.296cm"/>
          <draw:glue-point draw:id="5" svg:x="3.001cm" svg:y="-0.185cm"/>
          <draw:glue-point draw:id="6" svg:x="3.001cm" svg:y="2.037cm"/>
          <draw:glue-point draw:id="7" svg:x="3.001cm" svg:y="4.074cm"/>
          <draw:glue-point draw:id="8" svg:x="-0.331cm" svg:y="5cm"/>
          <draw:glue-point draw:id="9" svg:x="-2.998cm" svg:y="4.259cm"/>
          <draw:glue-point draw:id="10" svg:x="-4.998cm" svg:y="3.703cm"/>
          <draw:glue-point draw:id="11" svg:x="-4.998cm" svg:y="1.666cm"/>
          <draw:glue-point draw:id="12" svg:x="-4.998cm" svg:y="-0.555cm"/>
          <draw:glue-point draw:id="13" svg:x="-2.331cm" svg:y="3.888cm"/>
          <draw:glue-point draw:id="14" svg:x="1.668cm" svg:y="4.444cm"/>
          <draw:path draw:style-name="gr107" draw:text-style-name="P8" draw:layer="WirelessInfra" svg:width="0.259cm" svg:height="0.184cm" svg:x="12.17cm" svg:y="16.269cm" svg:viewBox="0 0 260 185" svg:d="M0 185c89 0 260-37 260-111s-9-74-97-74c0 56-163 111-163 185z">
            <text:p/>
          </draw:path>
          <draw:g>
            <draw:polygon draw:style-name="gr108" draw:text-style-name="P14" draw:layer="WirelessInfra" svg:width="0.162cm" svg:height="0.517cm" svg:x="12.17cm" svg:y="15.936cm" svg:viewBox="0 0 163 518" draw:points="0,518 0,93 163,0 163,426">
              <text:p/>
            </draw:polygon>
            <draw:polygon draw:style-name="gr109" draw:text-style-name="P15" draw:layer="WirelessInfra" svg:width="0.388cm" svg:height="0.221cm" svg:x="11.942cm" svg:y="15.806cm" svg:viewBox="0 0 389 222" draw:points="227,222 0,93 163,0 389,130">
              <text:p/>
            </draw:polygon>
            <draw:polygon draw:style-name="gr110" draw:text-style-name="P16" draw:layer="WirelessInfra" svg:width="0.226cm" svg:height="0.555cm" svg:x="11.942cm" svg:y="15.898cm" svg:viewBox="0 0 227 556" draw:points="0,426 0,0 227,130 227,556">
              <text:p/>
            </draw:polygon>
            <draw:polygon draw:style-name="gr111" draw:text-style-name="P17" draw:layer="WirelessInfra" svg:width="0.031cm" svg:height="0.073cm" svg:x="12.007cm" svg:y="16.01cm" svg:viewBox="0 0 32 74" draw:points="0,56 0,0 32,18 32,74">
              <text:p/>
            </draw:polygon>
            <draw:polygon draw:style-name="gr112" draw:text-style-name="P16" draw:layer="WirelessInfra" svg:width="0.162cm" svg:height="0.129cm" svg:x="12.137cm" svg:y="15.787cm" svg:viewBox="0 0 163 130" draw:points="0,37 0,0 163,93 163,130">
              <text:p/>
            </draw:polygon>
            <draw:polygon draw:style-name="gr113" draw:text-style-name="P11" draw:layer="WirelessInfra" svg:width="0.388cm" svg:height="0.666cm" svg:x="11.942cm" svg:y="15.787cm" svg:viewBox="0 0 389 667" draw:points="0,537 0,111 163,18 194,37 194,0 357,93 357,130 389,148 389,574 227,667">
              <text:p/>
            </draw:polygon>
            <draw:polygon draw:style-name="gr114" draw:text-style-name="P18" draw:layer="WirelessInfra" svg:width="0.031cm" svg:height="0.443cm" svg:x="12.04cm" svg:y="15.454cm" svg:viewBox="0 0 32 444" draw:points="0,444 0,0 32,0 32,444">
              <text:p/>
            </draw:polygon>
            <draw:polygon draw:style-name="gr115" draw:text-style-name="P19" draw:layer="WirelessInfra" svg:width="0.031cm" svg:height="0.073cm" svg:x="12.073cm" svg:y="16.287cm" svg:viewBox="0 0 32 74" draw:points="0,56 0,0 32,18 32,74">
              <text:p/>
            </draw:polygon>
          </draw:g>
        </draw:g>
        <draw:g>
          <draw:glue-point draw:id="4" svg:x="0.335cm" svg:y="-1.296cm"/>
          <draw:glue-point draw:id="5" svg:x="3.001cm" svg:y="-0.185cm"/>
          <draw:glue-point draw:id="6" svg:x="3.001cm" svg:y="2.037cm"/>
          <draw:glue-point draw:id="7" svg:x="3.001cm" svg:y="4.074cm"/>
          <draw:glue-point draw:id="8" svg:x="-0.331cm" svg:y="5cm"/>
          <draw:glue-point draw:id="9" svg:x="-2.998cm" svg:y="4.259cm"/>
          <draw:glue-point draw:id="10" svg:x="-4.998cm" svg:y="3.703cm"/>
          <draw:glue-point draw:id="11" svg:x="-4.998cm" svg:y="1.666cm"/>
          <draw:glue-point draw:id="12" svg:x="-4.998cm" svg:y="-0.555cm"/>
          <draw:glue-point draw:id="13" svg:x="-2.331cm" svg:y="3.888cm"/>
          <draw:glue-point draw:id="14" svg:x="1.668cm" svg:y="4.444cm"/>
          <draw:path draw:style-name="gr116" draw:text-style-name="P8" draw:layer="WirelessInfra" svg:width="0.259cm" svg:height="0.184cm" svg:x="16.171cm" svg:y="14.11cm" svg:viewBox="0 0 260 185" svg:d="M0 185c89 0 260-37 260-111s-9-74-97-74c0 56-163 111-163 185z">
            <text:p/>
          </draw:path>
          <draw:g>
            <draw:polygon draw:style-name="gr117" draw:text-style-name="P14" draw:layer="WirelessInfra" svg:width="0.162cm" svg:height="0.517cm" svg:x="16.171cm" svg:y="13.777cm" svg:viewBox="0 0 163 518" draw:points="0,518 0,93 163,0 163,426">
              <text:p/>
            </draw:polygon>
            <draw:polygon draw:style-name="gr118" draw:text-style-name="P15" draw:layer="WirelessInfra" svg:width="0.388cm" svg:height="0.221cm" svg:x="15.943cm" svg:y="13.647cm" svg:viewBox="0 0 389 222" draw:points="227,222 0,93 163,0 389,130">
              <text:p/>
            </draw:polygon>
            <draw:polygon draw:style-name="gr119" draw:text-style-name="P16" draw:layer="WirelessInfra" svg:width="0.226cm" svg:height="0.555cm" svg:x="15.943cm" svg:y="13.739cm" svg:viewBox="0 0 227 556" draw:points="0,426 0,0 227,130 227,556">
              <text:p/>
            </draw:polygon>
            <draw:polygon draw:style-name="gr120" draw:text-style-name="P17" draw:layer="WirelessInfra" svg:width="0.031cm" svg:height="0.073cm" svg:x="16.008cm" svg:y="13.851cm" svg:viewBox="0 0 32 74" draw:points="0,56 0,0 32,18 32,74">
              <text:p/>
            </draw:polygon>
            <draw:polygon draw:style-name="gr121" draw:text-style-name="P16" draw:layer="WirelessInfra" svg:width="0.162cm" svg:height="0.129cm" svg:x="16.138cm" svg:y="13.628cm" svg:viewBox="0 0 163 130" draw:points="0,37 0,0 163,93 163,130">
              <text:p/>
            </draw:polygon>
            <draw:polygon draw:style-name="gr122" draw:text-style-name="P11" draw:layer="WirelessInfra" svg:width="0.388cm" svg:height="0.666cm" svg:x="15.943cm" svg:y="13.628cm" svg:viewBox="0 0 389 667" draw:points="0,537 0,111 163,18 194,37 194,0 357,93 357,130 389,148 389,574 227,667">
              <text:p/>
            </draw:polygon>
            <draw:polygon draw:style-name="gr123" draw:text-style-name="P18" draw:layer="WirelessInfra" svg:width="0.031cm" svg:height="0.443cm" svg:x="16.04cm" svg:y="13.295cm" svg:viewBox="0 0 32 444" draw:points="0,444 0,0 32,0 32,444">
              <text:p/>
            </draw:polygon>
            <draw:polygon draw:style-name="gr124" draw:text-style-name="P19" draw:layer="WirelessInfra" svg:width="0.031cm" svg:height="0.073cm" svg:x="16.073cm" svg:y="14.128cm" svg:viewBox="0 0 32 74" draw:points="0,56 0,0 32,18 32,74">
              <text:p/>
            </draw:polygon>
          </draw:g>
        </draw:g>
        <draw:custom-shape draw:style-name="gr125" draw:text-style-name="P21" draw:layer="controls" svg:width="15.113cm" svg:height="5.207cm" svg:x="1.254cm" svg:y="3.54cm">
          <text:p text:style-name="P20"><text:span text:style-name="T1">Control Application</text:span></text:p>
          <draw:enhanced-geometry svg:viewBox="0 0 21600 21600" draw:type="rectangle" draw:enhanced-path="M 0 0 L 21600 0 21600 21600 0 21600 0 0 Z N"/>
        </draw:custom-shape>
        <draw:polygon draw:style-name="gr126" draw:text-style-name="P22" draw:layer="controls" svg:width="1.269cm" svg:height="1.777cm" svg:x="1.765cm" svg:y="5.572cm" svg:viewBox="0 0 1270 1778" draw:points="0,0 1270,0 1270,381 1016,381 1016,635 1270,635 1270,1778 0,1778 0,635 254,635 254,381 0,381">
          <text:p/>
        </draw:polygon>
        <draw:polygon draw:style-name="gr126" draw:text-style-name="P22" draw:layer="controls" svg:width="1.269cm" svg:height="1.777cm" svg:x="3.794cm" svg:y="4.429cm" svg:viewBox="0 0 1270 1778" draw:points="0,0 1270,0 1270,381 1016,381 1016,635 1270,635 1270,1778 0,1778 0,635 254,635 254,381 0,381">
          <text:p/>
        </draw:polygon>
        <draw:polygon draw:style-name="gr126" draw:text-style-name="P22" draw:layer="controls" svg:width="1.269cm" svg:height="1.777cm" svg:x="5.953cm" svg:y="5.826cm" svg:viewBox="0 0 1270 1778" draw:points="0,0 1270,0 1270,381 1016,381 1016,635 1270,635 1270,1778 0,1778 0,635 254,635 254,381 0,381">
          <text:p/>
        </draw:polygon>
        <draw:polygon draw:style-name="gr126" draw:text-style-name="P22" draw:layer="controls" svg:width="1.269cm" svg:height="1.777cm" svg:x="7.35cm" svg:y="3.921cm" svg:viewBox="0 0 1270 1778" draw:points="0,0 1270,0 1270,381 1016,381 1016,635 1270,635 1270,1778 0,1778 0,635 254,635 254,381 0,381">
          <text:p/>
        </draw:polygon>
        <draw:polygon draw:style-name="gr126" draw:text-style-name="P22" draw:layer="controls" svg:width="1.269cm" svg:height="1.777cm" svg:x="9.509cm" svg:y="3.921cm" svg:viewBox="0 0 1270 1778" draw:points="0,0 1270,0 1270,381 1016,381 1016,635 1270,635 1270,1778 0,1778 0,635 254,635 254,381 0,381">
          <text:p/>
        </draw:polygon>
        <draw:polygon draw:style-name="gr126" draw:text-style-name="P22" draw:layer="controls" svg:width="1.269cm" svg:height="1.777cm" svg:x="8.874cm" svg:y="6.588cm" svg:viewBox="0 0 1270 1778" draw:points="0,0 1270,0 1270,381 1016,381 1016,635 1270,635 1270,1778 0,1778 0,635 254,635 254,381 0,381">
          <text:p/>
        </draw:polygon>
        <draw:polygon draw:style-name="gr126" draw:text-style-name="P22" draw:layer="controls" svg:width="1.269cm" svg:height="1.777cm" svg:x="12.303cm" svg:y="4.302cm" svg:viewBox="0 0 1270 1778" draw:points="0,0 1270,0 1270,381 1016,381 1016,635 1270,635 1270,1778 0,1778 0,635 254,635 254,381 0,381">
          <text:p/>
        </draw:polygon>
        <draw:polygon draw:style-name="gr126" draw:text-style-name="P22" draw:layer="controls" svg:width="1.269cm" svg:height="1.777cm" svg:x="11.414cm" svg:y="6.588cm" svg:viewBox="0 0 1270 1778" draw:points="0,0 1270,0 1270,381 1016,381 1016,635 1270,635 1270,1778 0,1778 0,635 254,635 254,381 0,381">
          <text:p/>
        </draw:polygon>
        <draw:polygon draw:style-name="gr126" draw:text-style-name="P22" draw:layer="controls" svg:width="1.269cm" svg:height="1.777cm" svg:x="14.081cm" svg:y="5.699cm" svg:viewBox="0 0 1270 1778" draw:points="0,0 1270,0 1270,381 1016,381 1016,635 1270,635 1270,1778 0,1778 0,635 254,635 254,381 0,381">
          <text:p/>
        </draw:polygon>
        <draw:polyline draw:style-name="gr127" draw:text-style-name="P1" draw:layer="controls" svg:width="0.888cm" svg:height="1.142cm" svg:x="2.905cm" svg:y="4.619cm" svg:viewBox="0 0 889 1143" draw:points="0,1143 508,1143 508,0 889,0">
          <text:p/>
        </draw:polyline>
        <draw:polyline draw:style-name="gr128" draw:text-style-name="P1" draw:layer="controls" svg:width="9.143cm" svg:height="2.73cm" svg:x="1.381cm" svg:y="5.762cm" svg:viewBox="0 0 9144 2731" draw:points="8481,1016 9144,1023 9144,2731 0,2731 0,0 635,0">
          <text:p/>
        </draw:polyline>
        <draw:polyline draw:style-name="gr128" draw:text-style-name="P1" draw:layer="controls" svg:width="3.301cm" svg:height="0.952cm" svg:x="2.905cm" svg:y="5.762cm" svg:viewBox="0 0 3302 953" draw:points="0,0 508,1 508,953 2667,953 2667,254 3302,254">
          <text:p/>
        </draw:polyline>
        <draw:polyline draw:style-name="gr128" draw:text-style-name="P1" draw:layer="controls" svg:width="2.539cm" svg:height="2.348cm" svg:x="8.62cm" svg:y="4.429cm" svg:viewBox="0 0 2540 2349" draw:points="2540,0 2540,1905 0,1905 0,2349 683,2349">
          <text:p/>
        </draw:polyline>
        <draw:polyline draw:style-name="gr128" draw:text-style-name="P1" draw:layer="controls" svg:width="1.916cm" svg:height="0.38cm" svg:x="10.541cm" svg:y="4.111cm" svg:viewBox="0 0 1917 381" draw:points="0,0 619,0 619,381 1917,381">
          <text:p/>
        </draw:polyline>
        <draw:polyline draw:style-name="gr128" draw:text-style-name="P1" draw:layer="controls" svg:width="1.738cm" svg:height="0.824cm" svg:x="12.342cm" svg:y="5.953cm" svg:viewBox="0 0 1739 825" draw:points="0,825 1485,825 1485,0 1739,0">
          <text:p/>
        </draw:polyline>
        <draw:polyline draw:style-name="gr128" draw:text-style-name="P1" draw:layer="controls" svg:width="4.829cm" svg:height="0.507cm" svg:x="4.933cm" svg:y="4.111cm" svg:viewBox="0 0 4830 508" draw:points="0,508 1274,508 1274,0 4830,0">
          <text:p/>
        </draw:polyline>
        <draw:polyline draw:style-name="gr128" draw:text-style-name="P1" draw:layer="controls" svg:width="4.817cm" svg:height="0.761cm" svg:x="7.025cm" svg:y="6.016cm" svg:viewBox="0 0 4818 762" draw:points="0,0 3881,0 3881,762 4818,762">
          <text:p/>
        </draw:polyline>
        <draw:polyline draw:style-name="gr128" draw:text-style-name="P1" draw:layer="controls" svg:width="0.873cm" svg:height="1.333cm" svg:x="13.207cm" svg:y="4.492cm" svg:viewBox="0 0 874 1334" draw:points="0,0 620,0 620,1334 874,1334">
          <text:p/>
        </draw:polyline>
        <draw:line draw:style-name="gr129" draw:text-style-name="P1" draw:layer="controls" svg:x1="2.397cm" svg:y1="6.778cm" svg:x2="2.461cm" svg:y2="12.303cm">
          <text:p/>
        </draw:line>
        <draw:line draw:style-name="gr129" draw:text-style-name="P1" draw:layer="controls" svg:x1="4.429cm" svg:y1="5.635cm" svg:x2="3.413cm" svg:y2="16.367cm">
          <text:p/>
        </draw:line>
        <draw:line draw:style-name="gr129" draw:text-style-name="P1" draw:layer="controls" svg:x1="6.588cm" svg:y1="7.032cm" svg:x2="5.445cm" svg:y2="10.906cm">
          <text:p/>
        </draw:line>
        <draw:line draw:style-name="gr129" draw:text-style-name="P1" draw:layer="controls" svg:x1="7.985cm" svg:y1="5.127cm" svg:x2="4.81cm" svg:y2="12.176cm">
          <text:p/>
        </draw:line>
        <draw:line draw:style-name="gr129" draw:text-style-name="P1" draw:layer="controls" svg:x1="10.144cm" svg:y1="5.127cm" svg:x2="5.953cm" svg:y2="12.557cm">
          <text:p/>
        </draw:line>
        <draw:line draw:style-name="gr129" draw:text-style-name="P1" draw:layer="controls" svg:x1="12.938cm" svg:y1="5.508cm" svg:x2="7.096cm" svg:y2="14.589cm">
          <text:p/>
        </draw:line>
        <draw:line draw:style-name="gr129" draw:text-style-name="P1" draw:layer="controls" svg:x1="14.716cm" svg:y1="6.905cm" svg:x2="10.144cm" svg:y2="14.335cm">
          <text:p/>
        </draw:line>
        <draw:line draw:style-name="gr129" draw:text-style-name="P1" draw:layer="controls" svg:x1="12.049cm" svg:y1="7.794cm" svg:x2="9.128cm" svg:y2="11.795cm">
          <text:p/>
        </draw:line>
        <draw:line draw:style-name="gr129" draw:text-style-name="P1" draw:layer="controls" svg:x1="9.509cm" svg:y1="7.794cm" svg:x2="5.191cm" svg:y2="16.875cm">
          <text:p/>
        </draw:line>
        <draw:g>
          <draw:g>
            <draw:custom-shape draw:style-name="gr130" draw:text-style-name="P7" draw:layer="layout" svg:width="0.6cm" svg:height="0.2cm" svg:x="18.571cm" svg:y="13.03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frame draw:style-name="gr131" draw:text-style-name="P23" draw:layer="layout" svg:width="1.615cm" svg:height="0.645cm" svg:x="19.207cm" svg:y="12.812cm">
              <draw:text-box>
                <text:p><text:span text:style-name="T2">Sensor</text:span></text:p>
              </draw:text-box>
            </draw:frame>
          </draw:g>
          <draw:g>
            <draw:custom-shape draw:style-name="gr132" draw:text-style-name="P2" draw:layer="layout" svg:width="0.6cm" svg:height="0.2cm" svg:x="18.571cm" svg:y="13.796cm">
              <text:p/>
              <draw:enhanced-geometry svg:viewBox="0 0 21600 21600" draw:type="rectangle" draw:enhanced-path="M 0 0 L 21600 0 21600 21600 0 21600 0 0 Z N"/>
            </draw:custom-shape>
            <draw:frame draw:style-name="gr133" draw:text-style-name="P23" draw:layer="layout" svg:width="1.81cm" svg:height="0.645cm" svg:x="19.171cm" svg:y="13.574cm">
              <draw:text-box>
                <text:p><text:span text:style-name="T2">Actuator</text:span></text:p>
              </draw:text-box>
            </draw:frame>
          </draw:g>
          <draw:g>
            <draw:custom-shape draw:style-name="gr134" draw:text-style-name="P5" draw:layer="layout" svg:width="0.6cm" svg:height="0.2cm" svg:x="18.571cm" svg:y="14.558cm">
              <text:p/>
              <draw:enhanced-geometry svg:viewBox="0 0 21600 21600" draw:type="rectangle" draw:enhanced-path="M 0 0 L 21600 0 21600 21600 0 21600 0 0 Z N"/>
            </draw:custom-shape>
            <draw:frame draw:style-name="gr135" draw:text-style-name="P23" draw:layer="layout" svg:width="1.713cm" svg:height="0.645cm" svg:x="19.171cm" svg:y="14.336cm">
              <draw:text-box>
                <text:p><text:span text:style-name="T2">Product</text:span></text:p>
              </draw:text-box>
            </draw:frame>
          </draw:g>
          <draw:g>
            <draw:custom-shape draw:style-name="gr18" draw:text-style-name="P4" draw:layer="layout" svg:width="0.6cm" svg:height="0.2cm" svg:x="18.571cm" svg:y="15.32cm">
              <text:p/>
              <draw:enhanced-geometry svg:viewBox="0 0 21600 21600" draw:type="rectangle" draw:enhanced-path="M 0 0 L 21600 0 21600 21600 0 21600 0 0 Z N"/>
            </draw:custom-shape>
            <draw:frame draw:style-name="gr136" draw:text-style-name="P23" draw:layer="layout" svg:width="1.929cm" svg:height="0.645cm" svg:x="19.147cm" svg:y="15.098cm">
              <draw:text-box>
                <text:p><text:span text:style-name="T2">Structure</text:span></text:p>
              </draw:text-box>
            </draw:frame>
          </draw:g>
        </draw:g>
        <draw:custom-shape draw:style-name="gr13" draw:text-style-name="P2" draw:layer="layout" svg:width="0.421cm" svg:height="0.421cm" svg:x="16.59cm" svg:y="15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101cm" svg:height="0.109cm" svg:x="16.713cm" svg:y="15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25" draw:layer="Labels" svg:width="3.937cm" svg:height="0.725cm" svg:x="1.508cm" svg:y="6.842cm">
          <draw:text-box>
            <text:p text:style-name="P24">PP_CapGripper</text:p>
          </draw:text-box>
        </draw:frame>
        <draw:line draw:style-name="gr138" draw:text-style-name="P1" draw:layer="Labels" svg:x1="3.794cm" svg:y1="7.477cm" svg:x2="10.906cm" svg:y2="12.43cm">
          <text:p/>
        </draw:line>
        <draw:frame draw:style-name="gr137" draw:text-style-name="P25" draw:layer="Labels" svg:width="4.445cm" svg:height="0.725cm" svg:x="9.509cm" svg:y="6.842cm">
          <draw:text-box>
            <text:p text:style-name="P24">PP_VerticalCylinder</text:p>
          </draw:text-box>
        </draw:frame>
        <draw:line draw:style-name="gr138" draw:text-style-name="P1" draw:layer="Labels" svg:x1="11.414cm" svg:y1="7.604cm" svg:x2="11.414cm" svg:y2="9.763cm">
          <text:p/>
        </draw:line>
        <draw:frame draw:style-name="gr139" draw:text-style-name="P25" draw:layer="Labels" svg:width="4.826cm" svg:height="0.762cm" svg:x="14.97cm" svg:y="6.842cm">
          <draw:text-box>
            <text:p text:style-name="P24">PP_HorizentalCylinder</text:p>
          </draw:text-box>
        </draw:frame>
        <draw:line draw:style-name="gr138" draw:text-style-name="P1" draw:layer="Labels" svg:x1="17.256cm" svg:y1="7.477cm" svg:x2="14.462cm" svg:y2="10.779cm">
          <text:p/>
        </draw:line>
        <draw:frame draw:style-name="gr140" draw:text-style-name="P25" draw:layer="Labels" svg:width="4.064cm" svg:height="0.725cm" svg:x="5.572cm" svg:y="6.842cm">
          <draw:text-box>
            <text:p text:style-name="P24">PP_PressSensor</text:p>
          </draw:text-box>
        </draw:frame>
        <draw:line draw:style-name="gr138" draw:text-style-name="P1" draw:layer="Labels" svg:x1="7.223cm" svg:y1="7.477cm" svg:x2="11.16cm" svg:y2="12.049cm">
          <text:p/>
        </draw:line>
        <draw:frame draw:style-name="gr141" draw:text-style-name="P27" draw:layer="Labels" svg:width="4.699cm" svg:height="0.725cm" svg:x="18.526cm" svg:y="10.009cm">
          <draw:text-box>
            <text:p text:style-name="P26">Supply_Positioner</text:p>
          </draw:text-box>
        </draw:frame>
        <draw:frame draw:style-name="gr141" draw:text-style-name="P27" draw:layer="Labels" svg:width="4.699cm" svg:height="0.725cm" svg:x="18.399cm" svg:y="8.567cm">
          <draw:text-box>
            <text:p text:style-name="P26">Supply_PartSensor</text:p>
          </draw:text-box>
        </draw:frame>
        <draw:frame draw:style-name="gr141" draw:text-style-name="P27" draw:layer="Labels" svg:width="5.207cm" svg:height="0.725cm" svg:x="18.399cm" svg:y="11.451cm">
          <draw:text-box>
            <text:p text:style-name="P26">Supply_ConveyorMotor</text:p>
          </draw:text-box>
        </draw:frame>
        <draw:line draw:style-name="gr138" draw:text-style-name="P1" draw:layer="Labels" svg:x1="18.653cm" svg:y1="9.128cm" svg:x2="13.7cm" svg:y2="12.176cm">
          <text:p/>
        </draw:line>
        <draw:line draw:style-name="gr138" draw:text-style-name="P1" draw:layer="Labels" svg:x1="18.653cm" svg:y1="10.652cm" svg:x2="12.938cm" svg:y2="13.827cm">
          <text:p/>
        </draw:line>
        <draw:line draw:style-name="gr138" draw:text-style-name="P1" draw:layer="Labels" svg:x1="18.526cm" svg:y1="12.049cm" svg:x2="16.494cm" svg:y2="13.319cm">
          <text:p/>
        </draw:line>
        <draw:frame draw:style-name="gr140" draw:text-style-name="P27" draw:layer="Labels" svg:width="5.08cm" svg:height="0.725cm" svg:x="2.016cm" svg:y="18.301cm">
          <draw:text-box>
            <text:p text:style-name="P26">Transport_InletStopper</text:p>
          </draw:text-box>
        </draw:frame>
        <draw:frame draw:style-name="gr141" draw:text-style-name="P27" draw:layer="Labels" svg:width="4.953cm" svg:height="0.725cm" svg:x="7.731cm" svg:y="18.301cm">
          <draw:text-box>
            <text:p text:style-name="P26">Transport_PalletHolder</text:p>
          </draw:text-box>
        </draw:frame>
        <draw:frame draw:style-name="gr142" draw:text-style-name="P27" draw:layer="Labels" svg:width="5.08cm" svg:height="0.725cm" svg:x="13.446cm" svg:y="18.301cm">
          <draw:text-box>
            <text:p text:style-name="P26">Transport_outletStopper</text:p>
          </draw:text-box>
        </draw:frame>
        <draw:frame draw:style-name="gr142" draw:text-style-name="P27" draw:layer="Labels" svg:width="5.461cm" svg:height="0.725cm" svg:x="19.161cm" svg:y="18.301cm">
          <draw:text-box>
            <text:p text:style-name="P26">Transport_ConveyorMotor</text:p>
          </draw:text-box>
        </draw:frame>
        <draw:line draw:style-name="gr138" draw:text-style-name="P1" draw:layer="Labels" svg:x1="4.429cm" svg:y1="18.399cm" svg:x2="9.763cm" svg:y2="15.732cm">
          <text:p/>
        </draw:line>
        <draw:line draw:style-name="gr138" draw:text-style-name="P1" draw:layer="Labels" svg:x1="10.525cm" svg:y1="18.526cm" svg:x2="11.414cm" svg:y2="16.24cm">
          <text:p/>
        </draw:line>
        <draw:line draw:style-name="gr138" draw:text-style-name="P1" draw:layer="Labels" svg:x1="15.732cm" svg:y1="18.526cm" svg:x2="12.303cm" svg:y2="15.732cm">
          <text:p/>
        </draw:line>
        <draw:line draw:style-name="gr138" draw:text-style-name="P1" draw:layer="Labels" svg:x1="21.574cm" svg:y1="18.526cm" svg:x2="17.129cm" svg:y2="15.986cm">
          <text:p/>
        </draw:line>
        <draw:frame draw:style-name="gr140" draw:text-style-name="P27" draw:layer="Labels" svg:width="5.08cm" svg:height="0.725cm" svg:x="1.508cm" svg:y="10.308cm">
          <draw:text-box>
            <text:p text:style-name="P26">Base Station</text:p>
          </draw:text-box>
        </draw:frame>
        <draw:line draw:style-name="gr138" draw:text-style-name="P1" draw:layer="Labels" svg:x1="3.032cm" svg:y1="10.779cm" svg:x2="7.858cm" svg:y2="12.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printer"/>
      <draw:layer draw:name="measurelines"/>
      <draw:layer draw:name="Labels"/>
      <draw:layer draw:name="WirelessInfra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02T18:44:07.369993432</meta:creation-date>
    <meta:generator>LibreOffice/6.4.5.1$Linux_X86_64 LibreOffice_project/40$Build-1</meta:generator>
    <dc:date>2020-07-02T17:16:27.348984820</dc:date>
    <meta:editing-duration>P1DT7H22M31S</meta:editing-duration>
    <meta:editing-cycles>18</meta:editing-cycles>
    <meta:document-statistic meta:object-count="245"/>
  </office:meta>
</office:document-meta>
</file>